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1adf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Ονομα: Θεοδώρα</text:p>
      <text:p text:style-name="Standard">Επώνυμο: Αναστασίου</text:p>
      <text:p text:style-name="Standard">Α.Μ : 1115201400236</text:p>
      <text:p text:style-name="Standard">Ανάπτυξη Λογισμικού για Αλγοριθμικά Προβλήματα : Εργασία <text:span text:style-name="T1">3</text:span></text:p>
      <text:p text:style-name="Standard"/>
      <text:p text:style-name="Standard">Παρατηρήσεις:</text:p>
      <text:p text:style-name="Standard">1)Tο πρόγραμμα έχει υλοποιηθεί σε c++ .</text:p>
      <text:p text:style-name="Standard"/>
      <text:p text:style-name="Standard">2)Στον φάκελο περιέχεται αρχείο Makefile το οποίο μεταγλωτίζει το πρόγραμμα.</text:p>
      <text:p text:style-name="Standard"/>
      <text:p text:style-name="Standard">3)Eκτελείται με τις εξής εντολές :κτελείται με τις εξής εντολές :</text:p>
      <text:p text:style-name="Standard"/>
      <text:p text:style-name="Standard">mak<text:span text:style-name="T1">e</text:span></text:p>
      <text:p text:style-name="Standard">./recommendation –d &lt;input file&gt; -o &lt;output file&gt; -validate</text:p>
      <text:p text:style-name="Standard"/>
      <text:p text:style-name="Standard">4)Το έχω τρεξει με valgrind για απαλοιφή errors/leak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6:42:15.264493359</meta:creation-date>
    <dc:date>2019-01-14T16:44:17.697492489</dc:date>
    <meta:editing-duration>PT2M9S</meta:editing-duration>
    <meta:editing-cycles>1</meta:editing-cycles>
    <meta:document-statistic meta:table-count="0" meta:image-count="0" meta:object-count="0" meta:page-count="1" meta:paragraph-count="11" meta:word-count="61" meta:character-count="419" meta:non-whitespace-character-count="369"/>
    <meta:generator>LibreOffice/6.0.6.2$Linux_X86_64 LibreOffice_project/00m0$Build-2</meta:generator>
  </office:meta>
</office:document-meta>
</file>